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3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2cm" svg:height="2.282cm" svg:x="6.334cm" svg:y="2.016cm">
          <draw:text-box>
            <text:p>PMTs: Receiving and Storage</text:p>
          </draw:text-box>
        </draw:frame>
        <draw:custom-shape draw:style-name="gr2" draw:text-style-name="P2" xml:id="id2" draw:id="id2" draw:layer="layout" svg:width="4.445cm" svg:height="1.905cm" svg:x="7.477cm" svg:y="6.461cm">
          <text:p text:style-name="P1"><text:span text:style-name="T1">Unpack, Keeping Individual</text:span></text:p>
          <text:p text:style-name="P1"><text:span text:style-name="T1">Protective Box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4.445cm" svg:height="1.905cm" svg:x="7.478cm" svg:y="3.541cm">
          <text:p text:style-name="P1"><text:span text:style-name="T1">Assess Shipping Box</text:span></text:p>
          <text:p text:style-name="P1"><text:span text:style-name="T1">w/ Photo Documen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4.445cm" svg:height="1.905cm" svg:x="7.477cm" svg:y="9.509cm">
          <text:p text:style-name="P1"><text:span text:style-name="T1">Damage Assessment w/</text:span></text:p>
          <text:p text:style-name="P1"><text:span text:style-name="T1">Photo Documen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445cm" svg:height="1.905cm" svg:x="7.477cm" svg:y="12.557cm">
          <text:p text:style-name="P1"><text:span text:style-name="T1">Database En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.445cm" svg:height="1.905cm" svg:x="7.477cm" svg:y="15.732cm">
          <text:p text:style-name="P1"><text:span text:style-name="T1">Verify I.D. Lab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4.445cm" svg:height="1.905cm" svg:x="7.477cm" svg:y="18.78cm">
          <text:p text:style-name="P1"><text:span text:style-name="T1">Re-box Individual PMTs</text:span></text:p>
          <text:p text:style-name="P1"><text:span text:style-name="T1">and Store on Designated</text:span></text:p>
          <text:p text:style-name="P1"><text:span text:style-name="T1">Shel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9.701cm" svg:y1="5.446cm" svg:x2="9.7cm" svg:y2="6.461cm" draw:start-shape="id1" draw:start-glue-point="6" draw:end-shape="id2" draw:end-glue-point="4" svg:d="m9701 5446v501l-1 12v502">
          <text:p/>
        </draw:connector>
        <draw:connector draw:style-name="gr3" draw:text-style-name="P1" draw:layer="layout" draw:type="lines" svg:x1="9.669cm" svg:y1="8.587cm" svg:x2="9.7cm" svg:y2="9.509cm" draw:end-shape="id3" draw:end-glue-point="4" svg:d="m9669 8587v0l31 420v502">
          <text:p/>
        </draw:connector>
        <draw:connector draw:style-name="gr3" draw:text-style-name="P1" draw:layer="layout" draw:type="lines" svg:x1="9.7cm" svg:y1="11.414cm" svg:x2="9.7cm" svg:y2="12.557cm" draw:start-shape="id3" draw:start-glue-point="6" draw:end-shape="id4" draw:end-glue-point="4" svg:d="m9700 11414v501 140 502">
          <text:p/>
        </draw:connector>
        <draw:connector draw:style-name="gr3" draw:text-style-name="P1" draw:layer="layout" draw:type="lines" svg:x1="9.7cm" svg:y1="14.462cm" svg:x2="9.7cm" svg:y2="15.732cm" draw:start-shape="id4" draw:start-glue-point="6" draw:end-shape="id5" draw:end-glue-point="4" svg:d="m9700 14462v501 267 502">
          <text:p/>
        </draw:connector>
        <draw:connector draw:style-name="gr3" draw:text-style-name="P1" draw:layer="layout" draw:type="lines" svg:x1="9.7cm" svg:y1="17.637cm" svg:x2="9.7cm" svg:y2="18.78cm" draw:start-shape="id5" draw:start-glue-point="6" draw:end-shape="id6" draw:end-glue-point="4" svg:d="m9700 17637v501 140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4T16:41:57</meta:creation-date>
    <dc:date>2012-10-17T01:42:19</dc:date>
    <meta:editing-duration>P2DT8H55M26S</meta:editing-duration>
    <meta:editing-cycles>3</meta:editing-cycles>
    <meta:generator>LibreOffice/3.6$Linux_X86_64 LibreOffice_project/360m1$Build-2</meta:generator>
    <meta:document-statistic meta:object-count="12"/>
  </office:meta>
</office:document-meta>
</file>